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1" svg:font-family="'DejaVu Sans'"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_31_1_20_Text">
      <style:text-properties fo:language="es" fo:country="ES"/>
    </style:style>
    <style:style style:name="P2" style:family="paragraph" style:parent-style-name="Text_20_body">
      <style:text-properties style:font-name="DejaVu Sans" fo:language="es" fo:country="ES"/>
    </style:style>
    <style:style style:name="P3" style:family="paragraph" style:parent-style-name="Título_20_3">
      <style:text-properties style:font-name="DejaVu Sans"/>
    </style:style>
    <style:style style:name="P4" style:family="paragraph" style:parent-style-name="Título_20_1" style:master-page-name="MP0">
      <style:paragraph-properties style:page-number="auto" fo:break-before="page"/>
      <style:text-properties style:font-name="DejaVu Sans" fo:language="es" fo:country="ES"/>
    </style:style>
    <style:style style:name="P5" style:family="paragraph" style:parent-style-name="Título_20_2">
      <style:text-properties style:font-name="DejaVu Sans"/>
    </style:style>
    <style:style style:name="P6" style:family="paragraph" style:parent-style-name="Título_20_2">
      <style:text-properties style:font-name="DejaVu Sans" fo:language="es" fo:country="ES"/>
    </style:style>
    <style:style style:name="P7" style:family="paragraph" style:parent-style-name="_31_1_20_Text" style:list-style-name="L4"/>
    <style:style style:name="P8" style:family="paragraph" style:parent-style-name="_31_1_20_Text" style:list-style-name="L4">
      <style:text-properties fo:language="es" fo:country="ES"/>
    </style:style>
    <style:style style:name="P9" style:family="paragraph" style:parent-style-name="_31_1_20_Text" style:list-style-name="L5">
      <style:text-properties fo:language="es" fo:country="ES"/>
    </style:style>
    <style:style style:name="P10" style:family="paragraph" style:parent-style-name="_31_1_20_Text" style:list-style-name="L6">
      <style:text-properties fo:language="es" fo:country="ES"/>
    </style:style>
    <style:style style:name="P11" style:family="paragraph" style:parent-style-name="_31_1_20_Text" style:list-style-name="L6">
      <style:text-properties fo:language="es" fo:country="ES" fo:background-color="#9900ff"/>
    </style:style>
    <style:style style:name="P12" style:family="paragraph" style:parent-style-name="_31_1_20_Text" style:list-style-name="L5"/>
    <style:style style:name="P13" style:family="paragraph" style:parent-style-name="_31_1_20_Text" style:list-style-name="L6"/>
    <style:style style:name="T1" style:family="text">
      <style:text-properties fo:language="es" fo:country="ES"/>
    </style:style>
    <style:style style:name="T2" style:family="text">
      <style:text-properties fo:font-size="8pt" fo:language="es" fo:country="ES" style:font-size-asian="8pt" style:font-size-complex="8pt"/>
    </style:style>
    <style:style style:name="T3" style:family="text">
      <style:text-properties style:font-name="Liberation Serif" style:font-name-complex="Mang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text:bullet-char="-">
        <style:list-level-properties text:space-before="0.635cm" text:min-label-width="0.635cm"/>
        <style:text-properties style:font-name="DejaVu San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ienciaCiudadana</text:h>
      <text:h text:style-name="P6" text:outline-level="2">Fases</text:h>
      <text:p text:style-name="P1">Planeación</text:p>
      <text:p text:style-name="P1">Prototipo</text:p>
      <text:p text:style-name="P1">Divulgación</text:p>
      <text:p text:style-name="P1">Documentación</text:p>
      <text:p text:style-name="P2"/>
      <text:h text:style-name="P5" text:outline-level="2">Gamificación</text:h>
      <text:h text:style-name="P3" text:outline-level="3">Condiciones especiales</text:h>
      <text:list xml:id="list7833555691942037993" text:style-name="L4">
        <text:list-item>
          <text:p text:style-name="P8">Si ganas tu ganan los demas</text:p>
        </text:list-item>
        <text:list-item>
          <text:p text:style-name="P7">Autónomo</text:p>
        </text:list-item>
        <text:list-item>
          <text:p text:style-name="P7">Compartido checkpoints</text:p>
        </text:list-item>
        <text:list-item>
          <text:p text:style-name="P8">Es colaborativo porque trabajas o juegas en proyectos conjuntos O<text:line-break/>es colaborativo porque juegas entres colectivos</text:p>
        </text:list-item>
      </text:list>
      <text:p text:style-name="_31_1_20_Text">Niveles / Dimensiones con objetivos</text:p>
      <text:list xml:id="list7144250554866408550" text:style-name="L5">
        <text:list-item>
          <text:p text:style-name="P12">Especialidad</text:p>
        </text:list-item>
        <text:list-item>
          <text:p text:style-name="P12">Transdisciplinaridad</text:p>
        </text:list-item>
        <text:list-item>
          <text:p text:style-name="P12"/>
        </text:list-item>
      </text:list>
      <text:p text:style-name="_31_1_20_Text">Nodos – Mapa</text:p>
      <text:list xml:id="list182715127955594" text:continue-numbering="true" text:style-name="L5">
        <text:list-item>
          <text:p text:style-name="P9">Centros de documentación → bibliotecas públicas → servidores libres</text:p>
        </text:list-item>
        <text:list-item>
          <text:p text:style-name="P12">Experimentación tecnológica (Unloquer)</text:p>
        </text:list-item>
        <text:list-item>
          <text:p text:style-name="P12">Comunicación (Platohedro)</text:p>
        </text:list-item>
        <text:list-item>
          <text:p text:style-name="P12">Artes (C3P)</text:p>
        </text:list-item>
        <text:list-item>
          <text:p text:style-name="P12">Espacio público (NN)</text:p>
        </text:list-item>
      </text:list>
      <text:p text:style-name="_31_1_20_Text"/>
      <text:p text:style-name="_31_1_20_Text">Recompensas</text:p>
      <text:p text:style-name="_31_1_20_Text">→ Enganche</text:p>
      <text:p text:style-name="_31_1_20_Text">→ entretenido</text:p>
      <text:p text:style-name="_31_1_20_Text">Identidad / Avatar</text:p>
      <text:p text:style-name="_31_1_20_Text">Red Social / Open source</text:p>
      <text:p text:style-name="_31_1_20_Text">Juegos colaborativos</text:p>
      <text:p text:style-name="_31_1_20_Text"/>
      <text:p text:style-name="_31_1_20_Text"><text:soft-page-break/><text:span text:style-name="Fuente_20_de_20_párrafo_20_predeter."><text:span text:style-name="T1">Cada actividad genera puntos para el participante como pero también unidades para la entidad que organiza. </text:span></text:span><text:span text:style-name="Ref._20_de_20_nota_20_al_20_pie"><text:note text:id="ftn1" text:note-class="footnote"><text:note-citation>1</text:note-citation><text:note-body><text:p text:style-name="Text_20_body"><text:span text:style-name="Fuente_20_de_20_párrafo_20_predeter."><text:span text:style-name="T2"><text:s/>En la economía tradicional el balance de una transacción es zero (abono para una parte, deducción para la otra)</text:span></text:span></text:p></text:note-body></text:note></text:span><text:span text:style-name="Fuente_20_de_20_párrafo_20_predeter."><text:span text:style-name="T1">. Estas unidades representan a un nivél de conocimiento que por ende siempre aumenta. Estas unidades adquieren valor porque se pueden “gastar” en el “juego del conocimiento abierto”, a través de servicios en el colectivo. Por ejemplo, en talleres de otras entidades del colectivo, acceso a eventos, según las características del miembro.</text:span></text:span></text:p>
      <text:p text:style-name="_31_1_20_Text"><text:span text:style-name="Fuente_20_de_20_párrafo_20_predeter."><text:span text:style-name="T1">Esto potencialmente abre muchas posibilidades, porqué cualquier servicio ofrecido en la comunidad genera valor para la comunidad que se convierte en unidades. Se podrían intercambiar con alimentación localmente producida, ofreciendo a los producentes la posibilidad de participar a los eventos educativos de la comunidad. Los puntos de los participantes se almacenan en una parte diferente que las unidades. En teoría se podría reconstruir toda el historial de las unidades a través de los puntos</text:span></text:span><text:span text:style-name="Ref._20_de_20_comentario"><text:span text:style-name="T3"><office:annotation><dc:creator>Daniel</dc:creator><dc:date>2014-03-13T22:21:00</dc:date><text:p><text:span text:style-name="T1">Esta es la parte del Crowdfunding. NOTA: ¿Cómo se puede definir una valorización?</text:span></text:p></office:annotation></text:span></text:span><text:span text:style-name="Fuente_20_de_20_párrafo_20_predeter."><text:span text:style-name="T1">.</text:span></text:span></text:p>
      <text:h text:style-name="P6" text:outline-level="2">Prototipo crowdsourcing</text:h>
      <text:p text:style-name="P1">Organizadores // </text:p>
      <text:list xml:id="list4817329738695052687" text:style-name="L6">
        <text:list-item>
          <text:p text:style-name="P10">Taller x Fabio</text:p>
        </text:list-item>
        <text:list-item>
          <text:p text:style-name="P11">Taller y Estefanía y Juliana</text:p>
        </text:list-item>
      </text:list>
      <text:p text:style-name="P1">Participantes //</text:p>
      <text:list xml:id="list182714416603827" text:continue-numbering="true" text:style-name="L6">
        <text:list-item>
          <text:p text:style-name="P10">Comunidad</text:p>
        </text:list-item>
      </text:list>
      <text:p text:style-name="P1">Cómo es el juego //</text:p>
      <text:list xml:id="list182714872214919" text:continue-numbering="true" text:style-name="L6">
        <text:list-item>
          <text:p text:style-name="P13"><text:span text:style-name="Fuente_20_de_20_párrafo_20_predeter."><text:span text:style-name="T1">Puntos por hora / Cuantificable (prestigio)</text:span></text:span><text:span text:style-name="Ref._20_de_20_comentario"><text:span text:style-name="T3"><office:annotation><dc:creator>Daniel</dc:creator><dc:date>2014-03-13T22:13:00</dc:date><text:p><text:span text:style-name="T1">Los puntos no se gastan porque no representan la idea del central que es aprender en colectivo. Solo garantiza la participación.</text:span></text:p></office:annotation></text:span></text:span></text:p>
        </text:list-item>
        <text:list-item>
          <text:p text:style-name="P13"><text:span text:style-name="Fuente_20_de_20_párrafo_20_predeter."><text:span text:style-name="T1">Beneficios / Cualificable (habilidades)</text:span></text:span><text:span text:style-name="Ref._20_de_20_comentario"><text:span text:style-name="T3"><office:annotation><dc:creator>Daniel</dc:creator><dc:date>2014-03-13T22:17:00</dc:date><text:p><text:span text:style-name="T1">Los beneficios realmente es el indicador del aprendizaje colectivo que permiten participar en diversos niveles del juego.</text:span></text:p></office:annotation></text:span></text:span></text:p>
        </text:list-item>
      </text:list>
      <text:p text:style-name="P1">Relacionar el Enganche con la participación virtual y análoga (o cualquier otra dimensión). Es decir <text:s/>los beneficios y enganche del juego es más llamativo en cuanto a la conexión de acciones entre las dimensiones. Entre más conectes más aprendes, lo cual es el objetivo del juego.</text:p>
      <text:p text:style-name="P1">Llevar un registro de las personas que asisten a los talleres para poder mapear inicialmente.</text:p>
      <text:p text:style-name="P1">Se reconocen valores relacionados con el conocimiento autónomo, la colaboración, resolución de problemas en grupo y respuestas creativa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1" svg:font-family="'DejaVu Sans'"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_31_1_20_Text" style:display-name="11 Text" style:family="paragraph" style:parent-style-name="Text_20_body">
      <style:paragraph-properties fo:hyphenation-ladder-count="no-limit"/>
      <style:text-properties style:font-name="DejaVu Sans" fo:font-size="11pt" style:font-size-asian="11pt"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67%"/>
    </style:style>
    <style:style style:name="Ref._20_de_20_nota_20_al_20_pie" style:display-name="Ref. de nota al pie" style:family="text" style:parent-style-name="Fuente_20_de_20_párrafo_20_predeter.">
      <style:text-properties style:text-position="super 67%"/>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size-complex="9pt" style:font-weight-complex="bold"/>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DejaVu Sans" style:font-name-asian="DejaVu Sans" style:font-name-complex="Lohit Hind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meta:initial-creator>Maria Juliana</meta:initial-creator>
    <dc:creator>María Burgos</dc:creator>
    <meta:creation-date>2014-02-20T17:58:00Z</meta:creation-date>
    <dc:date>2014-04-09T18:27:12.976589630</dc:date>
    <meta:editing-cycles>4</meta:editing-cycles>
    <meta:editing-duration>PT3H8M26S</meta:editing-duration>
    <meta:document-statistic meta:table-count="0" meta:image-count="0" meta:object-count="0" meta:page-count="2" meta:paragraph-count="43" meta:word-count="364" meta:character-count="2393" meta:non-whitespace-character-count="2084"/>
    <meta:template xlink:type="simple" xlink:actuate="onRequest" xlink:title="" xlink:href="Normal.dotm"/>
  </office:meta>
</office:document-meta>
</file>